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line-height="150%" fo:text-align="center" style:justify-single-word="false">
        <style:tab-stops>
          <style:tab-stop style:position="1.27cm"/>
        </style:tab-stops>
      </style:paragraph-properties>
      <style:text-properties fo:color="#000000" style:font-name="Times New Roman" fo:font-size="12pt" fo:language="ru" fo:country="RU" officeooo:rsid="0011a93a" officeooo:paragraph-rsid="0014a5f8" style:letter-kerning="true" style:font-name-asian="0" style:font-size-asian="12pt" style:language-asian="hi" style:country-asian="IN"/>
    </style:style>
    <style:style style:name="P2" style:family="paragraph" style:parent-style-name="Standard" style:list-style-name="WWNum1">
      <style:paragraph-properties fo:line-height="150%" fo:text-align="center" style:justify-single-word="false">
        <style:tab-stops>
          <style:tab-stop style:position="1.27cm"/>
        </style:tab-stops>
      </style:paragraph-properties>
      <style:text-properties fo:color="#000000" style:font-name="Times New Roman" fo:font-size="12pt" fo:language="ru" fo:country="RU" officeooo:rsid="0014a5f8" officeooo:paragraph-rsid="0014a5f8" style:letter-kerning="true" style:font-name-asian="0" style:font-size-asian="12pt" style:language-asian="hi" style:country-asian="IN"/>
    </style:style>
    <style:style style:name="T1" style:family="text">
      <style:text-properties style:text-underline-style="solid" style:text-underline-width="auto" style:text-underline-color="font-color" fo:font-weight="bold"/>
    </style:style>
    <style:style style:name="T2" style:family="text">
      <style:text-properties style:text-underline-style="solid" style:text-underline-width="auto" style:text-underline-color="font-color" fo:font-weight="bold" officeooo:rsid="0011a93a"/>
    </style:style>
    <style:style style:name="T3" style:family="text">
      <style:text-properties style:text-underline-style="solid" style:text-underline-width="auto" style:text-underline-color="font-color" fo:font-weight="bold" officeooo:rsid="0012a8c3"/>
    </style:style>
    <style:style style:name="T4" style:family="text">
      <style:text-properties style:text-underline-style="solid" style:text-underline-width="auto" style:text-underline-color="font-color" fo:font-weight="bold" officeooo:rsid="0014a5f8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0cm" svg:y="0cm" svg:width="0.423cm" draw:z-index="0">
        <draw:text-box fo:min-height="0.423cm">
          <text:p text:style-name="Text_20_body"/>
        </draw:text-box>
      </draw:frame>
      <text:list xml:id="list3950385105" text:style-name="WWNum1">
        <text:list-header>
          <text:p text:style-name="P1"><text:span text:style-name="T1">ВНИМАНИЕ!!! </text:span><text:bookmark-start text:name="__DdeLink__265_806283609"/><text:span text:style-name="T4">ЗАГРУЗКА ПЕРЕОЦЕНОК!!</text:span><text:bookmark-end text:name="__DdeLink__265_806283609"/></text:p>
          <text:p text:style-name="P1"><text:span text:style-name="T1">Чтобы загрузить переоценку вам необходимо:  1. Нажать кнопку Сервис (ключик) в Регистрации продаж. 2. Выбрать пункт "ЗАГРУЗИТЬ справочник". 3. Дождаться окончания загрузки и проверить переоценку. </text:span></text:p>
          <text:p text:style-name="P2"><text:span text:style-name="T1">Если у вас не прогружается переоценка, необходимо перезапустить дропбокс, подождать пока он синхронизирует файлы и нажать загрузить справочник.</text:span></text:p>
          <text:p text:style-name="P1"><text:span text:style-name="T4">Сами с</text:span><text:span text:style-name="T1">правочники грузятся автоматически или так же через Сервис - Загрузить справочник. Прогруженные накладные должны находиться в "Загрузить документы" 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2:58:05.439000000</meta:creation-date>
    <dc:date>2018-10-11T13:23:38.366000000</dc:date>
    <meta:editing-duration>PT25M30S</meta:editing-duration>
    <meta:editing-cycles>9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4" meta:word-count="65" meta:character-count="525" meta:non-whitespace-character-count="461"/>
  </office:meta>
</office:document-meta>
</file>